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69ee" officeooo:paragraph-rsid="000df09f"/>
    </style:style>
    <style:style style:name="P2" style:family="paragraph" style:parent-style-name="Standard">
      <style:text-properties officeooo:rsid="000e69ee" officeooo:paragraph-rsid="000e69ee"/>
    </style:style>
    <style:style style:name="P3" style:family="paragraph" style:parent-style-name="Standard">
      <style:text-properties fo:font-weight="bold" officeooo:rsid="000e69ee" officeooo:paragraph-rsid="000e69ee" style:font-weight-asian="bold" style:font-weight-complex="bold"/>
    </style:style>
    <style:style style:name="P4" style:family="paragraph" style:parent-style-name="Standard">
      <style:text-properties officeooo:rsid="000df09f" officeooo:paragraph-rsid="000df09f"/>
    </style:style>
    <style:style style:name="P5" style:family="paragraph" style:parent-style-name="Standard">
      <style:text-properties officeooo:rsid="000ea602" officeooo:paragraph-rsid="000ea60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zqtrz</text:p>
      <text:p text:style-name="P5">yguilpfe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Gardelle</meta:initial-creator>
    <meta:creation-date>2017-10-11T12:27:07.724260273</meta:creation-date>
    <dc:date>2018-01-22T10:03:34.312464701</dc:date>
    <dc:creator>Camille Gardelle</dc:creator>
    <meta:editing-duration>PT1M41S</meta:editing-duration>
    <meta:editing-cycles>3</meta:editing-cycles>
    <meta:generator>LibreOffice/5.0.6.2$Linux_X86_64 LibreOffice_project/00$Build-2</meta:generator>
    <meta:document-statistic meta:table-count="0" meta:image-count="0" meta:object-count="0" meta:page-count="1" meta:paragraph-count="2" meta:word-count="2" meta:character-count="15" meta:non-whitespace-character-count="15"/>
  </office:meta>
</office:document-meta>
</file>